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3CE0000360FBB65B183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adornments="Általáno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Általános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ocumentHistory" style:family="table">
      <style:table-properties style:width="6.6931in" table:align="margins" style:may-break-between-rows="false"/>
    </style:style>
    <style:style style:name="DocumentHistory.A" style:family="table-column">
      <style:table-column-properties style:column-width="0.7292in" style:rel-column-width="7139*"/>
    </style:style>
    <style:style style:name="DocumentHistory.B" style:family="table-column">
      <style:table-column-properties style:column-width="1.0681in" style:rel-column-width="10457*"/>
    </style:style>
    <style:style style:name="DocumentHistory.C" style:family="table-column">
      <style:table-column-properties style:column-width="0.8854in" style:rel-column-width="8669*"/>
    </style:style>
    <style:style style:name="DocumentHistory.D" style:family="table-column">
      <style:table-column-properties style:column-width="4.0104in" style:rel-column-width="39270*"/>
    </style:style>
    <style:style style:name="DocumentHistory.A1" style:family="table-cell">
      <style:table-cell-properties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DocumentHistory.A2" style:family="table-cell">
      <style:table-cell-properties fo:background-color="transparent" fo:padding="0.0382in" fo:border="none">
        <style:background-image/>
      </style:table-cell-properties>
    </style:style>
    <style:style style:name="UseCase" style:family="table">
      <style:table-properties style:width="6.6931in" table:align="margins" style:may-break-between-rows="false"/>
    </style:style>
    <style:style style:name="UseCase.A" style:family="table-column">
      <style:table-column-properties style:column-width="1.2889in" style:rel-column-width="12620*"/>
    </style:style>
    <style:style style:name="UseCase.B" style:family="table-column">
      <style:table-column-properties style:column-width="5.4042in" style:rel-column-width="52915*"/>
    </style:style>
    <style:style style:name="UseCase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" style:family="paragraph" style:parent-style-name="Text_20_body" style:master-page-name="First_20_Page">
      <style:paragraph-properties style:page-number="auto"/>
    </style:style>
    <style:style style:name="P6" style:family="paragraph" style:parent-style-name="Text_20_body" style:master-page-name="Standard">
      <style:paragraph-properties style:page-number="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eading"><text:title>Software Requirements Specification</text:title></text:p>
      <text:p text:style-name="Text_20_body"/>
      <table:table table:name="DocumentHistory" table:style-name="DocumentHistory">
        <table:table-column table:style-name="DocumentHistory.A"/>
        <table:table-column table:style-name="DocumentHistory.B"/>
        <table:table-column table:style-name="DocumentHistory.C"/>
        <table:table-column table:style-name="DocumentHistory.D"/>
        <table:table-header-rows>
          <table:table-row>
            <table:table-cell table:style-name="DocumentHistory.A1" office:value-type="string">
              <text:p text:style-name="Table_20_Heading">Version</text:p>
            </table:table-cell>
            <table:table-cell table:style-name="DocumentHistory.A1" office:value-type="string">
              <text:p text:style-name="Table_20_Heading">Date</text:p>
            </table:table-cell>
            <table:table-cell table:style-name="DocumentHistory.A1" office:value-type="string">
              <text:p text:style-name="Table_20_Heading">Editor</text:p>
            </table:table-cell>
            <table:table-cell table:style-name="DocumentHistory.A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umentHistory.A2" office:value-type="string">
            <text:p text:style-name="Table_20_Contents">0.1</text:p>
          </table:table-cell>
          <table:table-cell table:style-name="DocumentHistory.A2" office:value-type="string">
            <text:p text:style-name="Table_20_Contents"><text:date style:data-style-name="N75" text:date-value="2022-08-09T13:57:41.54" text:fixed="true">Aug 9, 2022</text:date></text:p>
          </table:table-cell>
          <table:table-cell table:style-name="DocumentHistory.A2" office:value-type="string">
            <text:p text:style-name="Table_20_Contents">Author</text:p>
          </table:table-cell>
          <table:table-cell table:style-name="DocumentHistory.A2" office:value-type="string">
            <text:p text:style-name="Table_20_Contents">Initial version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1.Document Abstract<text:tab/>2</text:p>
          <text:p text:style-name="P2">2.Definitions<text:tab/>3</text:p>
          <text:p text:style-name="P2">3.Product Description<text:tab/>4</text:p>
          <text:p text:style-name="P3"><text:s/>3.1 Product Perspective<text:tab/>4</text:p>
          <text:p text:style-name="P3"><text:s/>3.2 Features<text:tab/>4</text:p>
          <text:p text:style-name="P3"><text:s/>3.3 User Characteristics<text:tab/>4</text:p>
          <text:p text:style-name="P3"><text:s/>3.4 Operating Environment<text:tab/>4</text:p>
          <text:p text:style-name="P3"><text:s/>3.5 Constraints, Assumptions and Dependencies<text:tab/>4</text:p>
          <text:p text:style-name="P2">4.Product Requirements<text:tab/>5</text:p>
          <text:p text:style-name="P3"><text:s/>4.1 Functional Requirements<text:tab/>5</text:p>
          <text:p text:style-name="P4"><text:s/>4.1.1 Use Case Overview<text:tab/>5</text:p>
          <text:p text:style-name="P4"><text:s/>4.1.2 Use Case 1.1 – Does Something useful<text:tab/>5</text:p>
          <text:p text:style-name="P3"><text:s/>4.2 Interface Requirements<text:tab/>5</text:p>
          <text:p text:style-name="P4"><text:s/>4.2.1 User Interface<text:tab/>5</text:p>
          <text:p text:style-name="P4"><text:s/>4.2.2 Hardware Interface<text:tab/>5</text:p>
          <text:p text:style-name="P4"><text:s/>4.2.3 Software Interface<text:tab/>5</text:p>
          <text:p text:style-name="P4"><text:s/>4.2.4 Communications Interface<text:tab/>5</text:p>
          <text:p text:style-name="P3"><text:s/>4.3 Other Nonfunctional Requirements<text:tab/>5</text:p>
          <text:p text:style-name="P4"><text:s/>4.3.1 Performance Requirements<text:tab/>5</text:p>
          <text:p text:style-name="P4"><text:s/>4.3.2 Security Requirements<text:tab/>5</text:p>
          <text:p text:style-name="P4"><text:s/>4.3.3 Documentation<text:tab/>5</text:p>
          <text:p text:style-name="P2">5.References<text:tab/>6</text:p>
        </text:index-body>
      </text:table-of-content>
      <text:h text:style-name="Heading_20_1" text:outline-level="1">Document Abstract</text:h>
      <text:p text:style-name="Text_20_body"/>
      <text:h text:style-name="Heading_20_1" text:outline-level="1">Definitions</text:h>
      <text:p text:style-name="Text_20_body"/>
      <text:h text:style-name="Heading_20_1" text:outline-level="1">Product Description</text:h>
      <text:p text:style-name="Text_20_body"><draw:frame draw:style-name="fr1" draw:name="graphics1" text:anchor-type="paragraph" svg:width="6.6929in" svg:height="5.3362in" draw:z-index="0"><draw:image xlink:href="Pictures/20000007000043CE0000360FBB65B183.svm" xlink:type="simple" xlink:show="embed" xlink:actuate="onLoad"/></draw:frame></text:p>
      <text:h text:style-name="Heading_20_2" text:outline-level="2">Product Perspective</text:h>
      <text:h text:style-name="Heading_20_2" text:outline-level="2">Features</text:h>
      <text:h text:style-name="Heading_20_2" text:outline-level="2">User Characteristics</text:h>
      <text:h text:style-name="Heading_20_2" text:outline-level="2">Operating Environment</text:h>
      <text:h text:style-name="Heading_20_2" text:outline-level="2">Constraints, Assumptions and Dependencies</text:h>
      <text:p text:style-name="Text_20_body"/>
      <text:h text:style-name="Heading_20_1" text:outline-level="1">Product Requirements</text:h>
      <text:h text:style-name="Heading_20_2" text:outline-level="2">Functional Requirements</text:h>
      <text:h text:style-name="Heading_20_3" text:outline-level="3">Use Case Overview</text:h>
      <text:p text:style-name="Text_20_body"/>
      <table:table table:name="UseCase" table:style-name="UseCase">
        <table:table-column table:style-name="UseCase.A"/>
        <table:table-column table:style-name="UseCase.B"/>
        <table:table-row>
          <table:table-cell table:style-name="UseCase.A1" table:number-columns-spanned="2" office:value-type="string">
            <text:h text:style-name="Heading_20_3" text:outline-level="3">Use Case 1.1 – Does Something useful</text:h>
          </table:table-cell>
          <table:covered-table-cell/>
        </table:table-row>
        <table:table-row>
          <table:table-cell table:style-name="UseCase.A1" office:value-type="string">
            <text:p text:style-name="Table_20_Heading">Trigger 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Actor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Priority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Risk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Precondition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Postcondition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Interaction flow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Result</text:p>
          </table:table-cell>
          <table:table-cell table:style-name="UseCase.A1" office:value-type="string">
            <text:p text:style-name="Table_20_Contents"/>
          </table:table-cell>
        </table:table-row>
      </table:table>
      <text:h text:style-name="Heading_20_2" text:outline-level="2">Interface Requirements</text:h>
      <text:h text:style-name="Heading_20_3" text:outline-level="3">User Interface</text:h>
      <text:h text:style-name="Heading_20_3" text:outline-level="3">Hardware Interface</text:h>
      <text:h text:style-name="Heading_20_3" text:outline-level="3">Software Interface</text:h>
      <text:h text:style-name="Heading_20_3" text:outline-level="3">Communications Interface</text:h>
      <text:h text:style-name="Heading_20_2" text:outline-level="2">Other Nonfunctional Requirements</text:h>
      <text:h text:style-name="Heading_20_3" text:outline-level="3">Performance Requirements</text:h>
      <text:h text:style-name="Heading_20_3" text:outline-level="3">Security Requirements</text:h>
      <text:h text:style-name="Heading_20_3" text:outline-level="3">Documentation</text:h>
      <text:bibliography text:style-name="Sect1" text:protected="true" text:name="Bibliography1">
        <text:bibliography-source>
          <text:index-title-template text:style-name="Heading_20_1">References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h text:style-name="Heading_20_1" text:outline-level="1">References</text:h>
          </text:index-title>
        </text:index-body>
      </text:bibliography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Liberation Serif" svg:font-family="'Liberation Serif'" style:font-adornments="Általáno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Általános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hu" fo:country="H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language="en" fo:country="US" style:font-size-asian="10.5pt" style:font-weight-asian="normal"/>
    </style:style>
    <style:style style:name="Heading" style:family="paragraph" style:parent-style-name="Standard" style:next-style-name="Text_20_body" style:auto-update="true" style:class="text">
      <style:paragraph-properties fo:margin-top="0.1665in" fo:margin-bottom="0.0835in" fo:keep-with-next="always"/>
      <style:text-properties style:font-name="Liberation Sans" fo:font-size="18pt" fo:language="en" fo:country="US" fo:font-weight="bold" style:font-name-asian="WenQuanYi Zen Hei" style:font-size-asian="14pt" style:font-weight-asian="normal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Liberation Serif" fo:language="en" fo:country="US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style:page-number="auto" fo:break-before="page"/>
      <style:text-properties fo:font-size="22pt" fo:font-weight="bold" style:font-size-asian="115%" style:font-weight-asian="normal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évtelen1" style:family="paragraph" style:parent-style-name="Heading_20_1" style:auto-update="true" style:default-outline-level="" style:list-style-name="" style:class="text">
      <style:text-properties style:font-weight-asian="normal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style:page-number="auto"/>
      <style:text-properties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text-properties fo:font-size="14pt" fo:font-weight="bold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text-properties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text-properties fo:font-size="85%" fo:font-weight="bold" style:font-size-asian="85%" style:font-weight-asian="normal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text-properties fo:font-size="75%" fo:font-weight="bold" style:font-size-asian="75%" style:font-weight-asian="normal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text-properties fo:font-size="75%" fo:font-weight="bold" style:font-size-asian="75%" style:font-weight-asian="normal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text-properties fo:font-size="75%" fo:font-weight="bold" style:font-size-asian="75%" style:font-weight-asian="normal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text-properties fo:font-size="75%" fo:font-weight="bold" style:font-size-asian="75%" style:font-weight-asian="normal" style:font-size-complex="7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normal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<text:title>Software Requirements Specification</text:title></text:p>
      </style:header>
      <style:header-left>
        <text:p text:style-name="Header_20_left"><text:title>Software Requirements Specification</text:title></text:p>
      </style:header-left>
      <style:footer>
        <text:p text:style-name="MP1"><text:page-number text:select-page="current">5</text:page-number></text:p>
      </style:footer>
      <style:footer-left>
        <text:p text:style-name="MP1"><text:page-number text:select-page="current">6</text:page-number></text:p>
      </style:footer-left>
    </style:master-page>
    <style:master-page style:name="First_20_Page" style:display-name="First Page" style:page-layout-name="Mpm2" style:next-style-name="Standard">
      <style:footer>
        <text:p text:style-name="Text_20_body"><text:user-defined style:data-style-name="N0" text:name="CopyrightNotice">Copyright (c) 2011, ACME Inc. All Rights Reserved!</text:user-defined></text:p>
        <text:p text:style-name="Text_20_body"><text:user-defined style:data-style-name="N0" text:name="ConfidentalityNotice">The following information presented is confidential and/or proprietary and is intended for the express use of the copyright owner. Any unauthorized release of this information is prohibited and punishable by law.</text:user-defined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8-09T13:57:42.57</meta:creation-date>
    <meta:editing-cycles>1</meta:editing-cycles>
    <meta:editing-duration>P0D</meta:editing-duration>
    <meta:keyword>software</meta:keyword>
    <meta:keyword>requirements</meta:keyword>
    <meta:keyword>specification</meta:keyword>
    <dc:subject>Software Requirements Specification</dc:subject>
    <dc:title>Software Requirements Specification</dc:title>
    <meta:generator>OpenOffice/4.1.9$Win32 OpenOffice.org_project/419m1$Build-9805</meta:generator>
    <dc:description>Software Requirements Specification template.</dc:description>
    <meta:document-statistic meta:table-count="2" meta:image-count="1" meta:object-count="0" meta:page-count="8" meta:paragraph-count="68" meta:word-count="232" meta:character-count="1687"/>
    <meta:user-defined meta:name="Comments">Software Requirements Specification template.</meta:user-defined>
    <meta:user-defined meta:name="ConfidentalityNotice">The following information presented is confidential and/or proprietary and is intended for the express use of the copyright owner. Any unauthorized release of this information is prohibited and punishable by law.</meta:user-defined>
    <meta:user-defined meta:name="CopyrightNotice">Copyright (c) 2011, ACME Inc. All Rights Reserved!</meta:user-defined>
    <meta:user-defined meta:name="License">&lt;a href="http://templates.services.openoffice.org/bsd-license"&gt;BSD&lt;/a&gt;</meta:user-defined>
  </office:meta>
</office:document-meta>
</file>